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9f3" officeooo:paragraph-rsid="0002f9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dsdvd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7:37:48.974070345</meta:creation-date>
    <dc:date>2024-06-30T17:38:19.009618126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